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left="0.635cm" fo:margin-right="0cm" fo:text-indent="0cm" style:auto-text-indent="false" fo:padding-left="0.141cm" fo:padding-right="0.141cm" fo:padding-top="0.035cm" fo:padding-bottom="0.035cm" fo:border="0.51pt solid #000000"/>
    </style:style>
    <style:style style:name="P3" style:family="paragraph" style:parent-style-name="Standard">
      <style:paragraph-properties fo:margin-left="0.635cm" fo:margin-right="0cm" fo:text-align="justify" style:justify-single-word="false" fo:text-indent="0cm" style:auto-text-indent="false" fo:padding-left="0.141cm" fo:padding-right="0.141cm" fo:padding-top="0.035cm" fo:padding-bottom="0.035cm" fo:border="0.51pt solid #000000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color="#ce181e" fo:font-weight="bold" officeooo:rsid="000d30d6" officeooo:paragraph-rsid="000d30d6" style:font-weight-asian="bold" style:font-weight-complex="bold"/>
    </style:style>
    <style:style style:name="P5" style:family="paragraph" style:parent-style-name="Standard">
      <style:paragraph-properties fo:margin-left="0.635cm" fo:margin-right="0cm" fo:text-indent="0cm" style:auto-text-indent="false" fo:padding-left="0.141cm" fo:padding-right="0.141cm" fo:padding-top="0.035cm" fo:padding-bottom="0.035cm" fo:border="0.51pt solid #000000"/>
      <style:text-properties fo:color="#ce181e" fo:font-weight="bold" officeooo:rsid="000d30d6" officeooo:paragraph-rsid="000d30d6" style:font-weight-asian="bold" style:font-weight-complex="bold"/>
    </style:style>
    <style:style style:name="P6" style:family="paragraph" style:parent-style-name="Standard">
      <style:paragraph-properties fo:margin-left="0.635cm" fo:margin-right="0cm" fo:text-indent="0cm" style:auto-text-indent="false" fo:padding-left="0.141cm" fo:padding-right="0.141cm" fo:padding-top="0.035cm" fo:padding-bottom="0.035cm" fo:border="0.51pt solid #000000"/>
      <style:text-properties fo:color="#ce181e" fo:font-weight="bold" officeooo:rsid="000d30d6" officeooo:paragraph-rsid="000da9b2" style:font-weight-asian="bold" style:font-weight-complex="bold"/>
    </style:style>
    <style:style style:name="P7" style:family="paragraph" style:parent-style-name="Standard">
      <style:paragraph-properties fo:margin-left="0.635cm" fo:margin-right="0cm" fo:text-indent="0cm" style:auto-text-indent="false" fo:padding-left="0.141cm" fo:padding-right="0.141cm" fo:padding-top="0.035cm" fo:padding-bottom="0.035cm" fo:border="0.51pt solid #000000"/>
      <style:text-properties fo:color="#ce181e" fo:font-weight="bold" officeooo:rsid="000da9b2" officeooo:paragraph-rsid="000ef6c9" style:font-weight-asian="bold" style:font-weight-complex="bold"/>
    </style:style>
    <style:style style:name="P8" style:family="paragraph" style:parent-style-name="Standard">
      <style:paragraph-properties fo:margin-left="0.635cm" fo:margin-right="0cm" fo:text-indent="0cm" style:auto-text-indent="false" fo:padding-left="0.141cm" fo:padding-right="0.141cm" fo:padding-top="0.035cm" fo:padding-bottom="0.035cm" fo:border="0.51pt solid #000000"/>
      <style:text-properties fo:color="#ce181e" fo:font-weight="bold" officeooo:rsid="000ef6c9" officeooo:paragraph-rsid="000ef6c9" style:font-weight-asian="bold" style:font-weight-complex="bold"/>
    </style:style>
    <style:style style:name="P9" style:family="paragraph" style:parent-style-name="Standard">
      <style:paragraph-properties fo:margin-left="0.635cm" fo:margin-right="0cm" fo:text-indent="0cm" style:auto-text-indent="false" fo:padding-left="0.141cm" fo:padding-right="0.141cm" fo:padding-top="0.035cm" fo:padding-bottom="0.035cm" fo:border="0.51pt solid #000000"/>
      <style:text-properties fo:color="#ce181e" fo:font-weight="normal" officeooo:rsid="000ef6c9" officeooo:paragraph-rsid="000ef6c9" style:font-weight-asian="normal" style:font-weight-complex="normal"/>
    </style:style>
    <style:style style:name="P10" style:family="paragraph" style:parent-style-name="Standard">
      <style:paragraph-properties fo:margin-left="0.635cm" fo:margin-right="0cm" fo:text-indent="0cm" style:auto-text-indent="false" fo:padding-left="0.141cm" fo:padding-right="0.141cm" fo:padding-top="0.035cm" fo:padding-bottom="0.035cm" fo:border="0.51pt solid #000000"/>
      <style:text-properties fo:color="#000000" fo:font-size="15pt" fo:font-style="italic" style:text-underline-style="none" fo:font-weight="normal" officeooo:rsid="00605916" officeooo:paragraph-rsid="000ef6c9" style:font-size-asian="15pt" style:font-style-asian="italic" style:font-weight-asian="normal" style:font-size-complex="15pt" style:font-style-complex="italic" style:font-weight-complex="normal"/>
    </style:style>
    <style:style style:name="P11" style:family="paragraph" style:parent-style-name="Standard" style:master-page-name="Standard">
      <loext:graphic-properties draw:fill="solid" draw:fill-color="#ffc000"/>
      <style:paragraph-properties fo:text-align="center" style:justify-single-word="false" style:page-number="auto" fo:background-color="#ffc000" fo:padding-left="0.141cm" fo:padding-right="0.141cm" fo:padding-top="0.035cm" fo:padding-bottom="0.035cm" fo:border="0.51pt solid #000000"/>
    </style:style>
    <style:style style:name="P12" style:family="paragraph" style:parent-style-name="List_20_Paragraph" style:list-style-name="WWNum1">
      <style:text-properties officeooo:rsid="000b46ff" officeooo:paragraph-rsid="000b46ff"/>
    </style:style>
    <style:style style:name="P13" style:family="paragraph" style:parent-style-name="List_20_Paragraph" style:list-style-name="WWNum1">
      <style:paragraph-properties fo:text-align="justify" style:justify-single-word="false" fo:padding-left="0.141cm" fo:padding-right="0.141cm" fo:padding-top="0.035cm" fo:padding-bottom="0.035cm" fo:border="0.51pt solid #000000"/>
    </style:style>
    <style:style style:name="P14" style:family="paragraph" style:parent-style-name="List_20_Paragraph" style:list-style-name="WWNum1">
      <style:paragraph-properties fo:text-align="justify" style:justify-single-word="false" fo:padding-left="0.141cm" fo:padding-right="0.141cm" fo:padding-top="0.035cm" fo:padding-bottom="0.035cm" fo:border="0.51pt solid #000000"/>
      <style:text-properties fo:color="#ce181e" fo:font-weight="bold" officeooo:rsid="0008819a" officeooo:paragraph-rsid="0008819a" style:font-weight-asian="bold" style:font-weight-complex="bold"/>
    </style:style>
    <style:style style:name="P15" style:family="paragraph" style:parent-style-name="List_20_Paragraph" style:list-style-name="WWNum1">
      <style:paragraph-properties fo:text-align="justify" style:justify-single-word="false" fo:padding-left="0.141cm" fo:padding-right="0.141cm" fo:padding-top="0.035cm" fo:padding-bottom="0.035cm" fo:border="0.51pt solid #000000"/>
      <style:text-properties fo:color="#ce181e" fo:font-weight="bold" officeooo:rsid="0009af99" officeooo:paragraph-rsid="0009af99" style:font-weight-asian="bold" style:font-weight-complex="bold"/>
    </style:style>
    <style:style style:name="P16" style:family="paragraph" style:parent-style-name="List_20_Paragraph" style:list-style-name="WWNum1">
      <style:paragraph-properties fo:text-align="justify" style:justify-single-word="false" fo:padding-left="0.141cm" fo:padding-right="0.141cm" fo:padding-top="0.035cm" fo:padding-bottom="0.035cm" fo:border="0.51pt solid #000000"/>
      <style:text-properties fo:color="#ce181e" fo:font-weight="bold" officeooo:rsid="000b46ff" officeooo:paragraph-rsid="000b46ff" style:font-weight-asian="bold" style:font-weight-complex="bold"/>
    </style:style>
    <style:style style:name="P17" style:family="paragraph" style:parent-style-name="List_20_Paragraph" style:list-style-name="WWNum1">
      <style:paragraph-properties fo:text-align="justify" style:justify-single-word="false" fo:padding-left="0.141cm" fo:padding-right="0.141cm" fo:padding-top="0.035cm" fo:padding-bottom="0.035cm" fo:border="0.51pt solid #000000"/>
      <style:text-properties fo:color="#ce181e" fo:font-weight="bold" officeooo:rsid="000d30d6" officeooo:paragraph-rsid="000d30d6" style:font-weight-asian="bold" style:font-weight-complex="bold"/>
    </style:style>
    <style:style style:name="P18" style:family="paragraph" style:parent-style-name="List_20_Paragraph" style:list-style-name="WWNum1">
      <style:paragraph-properties fo:text-align="justify" style:justify-single-word="false" fo:padding-left="0.141cm" fo:padding-right="0.141cm" fo:padding-top="0.035cm" fo:padding-bottom="0.035cm" fo:border="0.51pt solid #000000"/>
      <style:text-properties officeooo:rsid="0008819a" officeooo:paragraph-rsid="0008819a"/>
    </style:style>
    <style:style style:name="P19" style:family="paragraph" style:parent-style-name="List_20_Paragraph" style:list-style-name="WWNum1">
      <style:paragraph-properties fo:text-align="justify" style:justify-single-word="false" fo:padding-left="0.141cm" fo:padding-right="0.141cm" fo:padding-top="0.035cm" fo:padding-bottom="0.035cm" fo:border="0.51pt solid #000000"/>
      <style:text-properties officeooo:rsid="000b46ff" officeooo:paragraph-rsid="000b46ff"/>
    </style:style>
    <style:style style:name="P20" style:family="paragraph" style:list-style-name="WWNum1"/>
    <style:style style:name="P21" style:family="paragraph" style:list-style-name="WWNum1">
      <style:text-properties fo:font-weight="bold" officeooo:rsid="000b46ff" officeooo:paragraph-rsid="000b46ff" style:font-weight-asian="bold" style:font-weight-complex="bold"/>
    </style:style>
    <style:style style:name="T1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9af99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da9b2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ef6c9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font-weight="bold" officeooo:rsid="0010a425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5pt" fo:font-style="italic" style:text-underline-style="none" officeooo:rsid="00605916" style:font-size-asian="15pt" style:font-style-asian="italic" style:font-name-complex="Times New Roman1" style:font-size-complex="15pt" style:font-style-complex="italic"/>
    </style:style>
    <style:style style:name="T9" style:family="text">
      <style:text-properties style:font-name="Times New Roman" fo:font-size="15pt" fo:font-style="italic" style:text-underline-style="none" officeooo:rsid="000ef6c9" style:font-size-asian="15pt" style:font-style-asian="italic" style:font-name-complex="Times New Roman1" style:font-size-complex="15pt" style:font-style-complex="italic"/>
    </style:style>
    <style:style style:name="T10" style:family="text">
      <style:text-properties fo:color="#ce181e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1" style:family="text">
      <style:text-properties fo:color="#ce181e" style:font-name="Times New Roman" fo:font-size="12pt" fo:font-weight="bold" officeooo:rsid="000b46ff" style:font-size-asian="12pt" style:font-weight-asian="bold" style:font-name-complex="Times New Roman1" style:font-size-complex="12pt" style:font-weight-complex="bold"/>
    </style:style>
    <style:style style:name="T12" style:family="text">
      <style:text-properties fo:color="#ce181e" style:font-name="Times New Roman" fo:font-size="12pt" fo:font-weight="bold" officeooo:rsid="000d30d6" style:font-size-asian="12pt" style:font-weight-asian="bold" style:font-name-complex="Times New Roman1" style:font-size-complex="12pt" style:font-weight-complex="bold"/>
    </style:style>
    <style:style style:name="T13" style:family="text">
      <style:text-properties fo:color="#ce181e" style:font-name="Times New Roman" fo:font-size="12pt" style:font-size-asian="12pt" style:font-name-complex="Times New Roman1" style:font-size-complex="12pt"/>
    </style:style>
    <style:style style:name="T14" style:family="text">
      <style:text-properties fo:color="#ce181e" style:font-name="Times New Roman" fo:font-size="12pt" fo:font-weight="normal" officeooo:rsid="000d30d6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QUESTIONS ON GROUP BY AND HAVING CLAUSE</text:span></text:p>
      <text:list xml:id="list4208822500" text:style-name="WWNum1">
        <text:list-item>
          <text:p text:style-name="P13"><text:span text:style-name="T2">WRITE A QUERY TO DISPLAY TOTAL SALARY NEEDED TO PAY EACH JOB IN EMPLOYEE TABLE.</text:span></text:p>
          <text:p text:style-name="P14"><text:span text:style-name="T2">Select sum(sal) from emp group by job</text:span></text:p>
        </text:list-item>
        <text:list-item>
          <text:p text:style-name="P13"><text:span text:style-name="T2">WRITE A QUERY TO DISPLAY THE HIRE DATE ON WHICH AT LEAST 3 EMPLOYEES WHERE HIRED.</text:span></text:p>
          <text:p text:style-name="P18"><text:span text:style-name="T2"><text:s/></text:span><text:span text:style-name="T10">Select hiredate from emp group by hiredate having count(*)&gt;=3;</text:span></text:p>
        </text:list-item>
        <text:list-item>
          <text:p text:style-name="P13"><text:span text:style-name="T2">WRITE A QUERY TO DISPLAY THE DEPARTMENT NUMBER WHICH HAS MORE THAN 2 EMPLOYEES AND THE TOTAL AMOUNT REQUIRED TO PAY THE MONTHLY SALARIES OF ALL THE EMPLOYEES IN THAT DEPARTMENT SHOULD BE MORE THAN 9000.</text:span></text:p>
          <text:p text:style-name="P14"><text:span text:style-name="T2">select deptno <text:s/>from emp </text:span><text:span text:style-name="T3">where sal/12&gt;9000 group by deptno having count(*)&gt;=2;</text:span></text:p>
        </text:list-item>
        <text:list-item>
          <text:p text:style-name="P13"><text:span text:style-name="T2">WRITE A QUERY TO DISPLAY NUMBER OF EMPLOYEES WORKING IN EACH DEPARTMENT AND ITS’ AVERAGE SALARY BY EXCLUDING ALL THE EMPLOYEES WHOSE SALARY IS LESS THAN THEIR COMMISSION.</text:span></text:p>
          <text:p text:style-name="P15"><text:span text:style-name="T2">Select count(*),avg(sal) from emp where not in sal&lt;comm group by deptno;</text:span></text:p>
        </text:list-item>
        <text:list-item>
          <text:p text:style-name="P13"><text:span text:style-name="T2">WRITE A QUERY TO DISPLAY THE SALARIES WHICH HAS REPETITIONS IN THE SAL COLUMN OF EMPLOYEE TABLE.</text:span></text:p>
          <text:p text:style-name="P16"><text:span text:style-name="T2">Select sal from emp group by sal having count(*)&gt;1;</text:span></text:p>
        </text:list-item>
        <text:list-item>
          <text:p text:style-name="P12"><text:span text:style-name="T2">WRITE A QUERY TO DISPLAY THE EMPLOYEE NAME ONLY IF MORE THAN ONE PERSON IN THE EMPLOYEES OF THE COMPANY HAS SAME NAME.</text:span></text:p>
          <text:p><text:span text:style-name="T13">Select ename from emp group by ename having count(*)&gt;1;</text:span></text:p>
          <text:p/>
        </text:list-item>
        <text:list-item>
          <text:p text:style-name="P13"><text:span text:style-name="T2">WRITE A QUERY TO DISPLAY THE DEPARTMENT NUMBER WHOSE AVERAGE SALARY IS BETWEEN 2500 AND 3000.</text:span></text:p>
          <text:p text:style-name="P19"><text:span text:style-name="T11">S</text:span><text:span text:style-name="T10">elect deptno from emp <text:s/>group by deptno having avg(sal) between 2500 and 3000;</text:span></text:p>
          <text:p text:style-name="P13"><text:span text:style-name="T2"/></text:p>
        </text:list-item>
        <text:list-item>
          <text:p text:style-name="P13"><text:span text:style-name="T2">WRITE A QUERY TO DISPLAY THE NUMBER OF EMPLOYEES ONLY IF THEY ARE WORKING AS MANAGER OR ANALYST AND THEIR ANNUAL SAL SHOULD END WITH A ZERO, IN EACH DEPARTMENT.</text:span></text:p>
          <text:p text:style-name="P16"><text:span text:style-name="T2">Select count(*) from emp where job in(‘Manager’,’Analyst’) and sal*12 like ‘%0’; </text:span></text:p>
        </text:list-item>
        <text:list-item>
          <text:p text:style-name="P13"><text:span text:style-name="T2">WRITE A QUERY TO DISPLAY NO OF CLERKS WORKING IN EACH DEPARTMENT.</text:span></text:p>
          <text:p text:style-name="P17"><text:span text:style-name="T2">Select count(*) from emp where job in ‘clerk’ group by deptno;</text:span></text:p>
          <text:p text:style-name="P13"><text:span text:style-name="T2"/></text:p>
        </text:list-item>
      </text:list>
      <text:p text:style-name="P3"><text:span text:style-name="T2">10. WRITE A QUERY TO DISPLAY HIGHEST SALARY GIVEN TO A MANAGER <text:s text:c="2"/>IN EACH DEPARTMENT.</text:span></text:p>
      <text:p text:style-name="P4"><text:span text:style-name="T2">Select max(sal) from emp where mgr is not null group by deptno;</text:span></text:p>
      <text:p text:style-name="P3"><text:span text:style-name="T2">11. WRITE A QUERY TO DISPLAY NO OF TIMES THE SALARIES HAVE REPEATED IN THE EMP TABLE.</text:span></text:p>
      <text:p text:style-name="P3"><text:soft-page-break/><text:span text:style-name="T2"><text:s text:c="3"/></text:span><text:span text:style-name="T12">Select count(sal) from emp group by sal having count(*)&gt;1;</text:span></text:p>
      <text:p text:style-name="P2"><text:span text:style-name="T2">12.WRITE A QUERY TO DISPLAY DEPTNO AND MUNBER OF EMPLOYEES WHORKING IN EACH DEPARTMENT EXCEPT FOR THOSE WORKING IN DEPT 10</text:span></text:p>
      <text:p text:style-name="P2"><text:span text:style-name="T2"><text:s text:c="2"/></text:span><text:span text:style-name="T12">select deptno ,count(ename) </text:span><text:span text:style-name="T14">from </text:span><text:span text:style-name="T12">emp where deptno not in (10) group by deptno ;</text:span></text:p>
      <text:p text:style-name="P2"><text:span text:style-name="T12"><text:s text:c="38"/>or</text:span></text:p>
      <text:p text:style-name="P2"><text:span text:style-name="T12"><text:s/>select deptno ,count(ename) from emp group by deptno <text:s/>having deptno not in (10);</text:span></text:p>
      <text:p text:style-name="P2"><text:span text:style-name="T2">13.WAQTD NUMBER OF EMPLOYEES GETTING COMISSION IN EACH DEPARTMENT</text:span></text:p>
      <text:p text:style-name="P5"><text:span text:style-name="T2">select count(ename) from emp where comm is not null group by deptno;</text:span></text:p>
      <text:p text:style-name="P2"><text:span text:style-name="T2">14.WAQTD NUMBER OF EMPLOYEES GETTING SALARY MORE THAN 1600 EXCLUDING ALL THE MANAGERS IN EACH DEPARTEMNT </text:span></text:p>
      <text:p text:style-name="P6"><text:span text:style-name="T2">select count(ename) from emp </text:span><text:span text:style-name="T4">where </text:span><text:span text:style-name="T2">sal&gt;1600 and mgr is null group by deptno ;</text:span></text:p>
      <text:p text:style-name="P2"><text:span text:style-name="T2">15.WAQTD AVERAGE SALARY NEEDED TO PAY ALL THE EMPLOYEES WHO ARE HAVING A REPORTING MANAGER IN EACH JOB .</text:span></text:p>
      <text:p text:style-name="P6"><text:span text:style-name="T2">select </text:span><text:span text:style-name="T4">avg(sal)</text:span><text:span text:style-name="T2"> from emp <text:s/>mgr is </text:span><text:span text:style-name="T4">not</text:span><text:span text:style-name="T2"> null group by </text:span><text:span text:style-name="T4">job</text:span><text:span text:style-name="T2"> ;</text:span></text:p>
      <text:p text:style-name="P2"><text:span text:style-name="T2">16.WAQTD NUMBER OF EMPLOYEES HIRED INTO THE SAME DEPARTMENT ON THE SAME DAY</text:span></text:p>
      <text:p text:style-name="P7"><text:span text:style-name="T2">select count(</text:span><text:span text:style-name="T5">ename) </text:span><text:span text:style-name="T8">from emp group by hiredate,deptno having count(*)&gt;=1;</text:span></text:p>
      <text:p text:style-name="P10"><text:span text:style-name="T5"><text:s/></text:span></text:p>
      <text:p text:style-name="P2"><text:span text:style-name="T2">17.WAQTD NUMBER OF EMPLOYEES GETTING THE SAME SALARY , WORKING IN THE SAME DEPARTMENT </text:span></text:p>
      <text:p text:style-name="P7"><text:span text:style-name="T2">select count(</text:span><text:span text:style-name="T5">ename) </text:span><text:span text:style-name="T8">from emp group </text:span><text:span text:style-name="T9">by sal,</text:span><text:span text:style-name="T8">deptno having count(*)&gt;=1;</text:span></text:p>
      <text:p text:style-name="P2"><text:span text:style-name="T2">18.WAQTD MAXIMUM SALARY GIVEN IN EACH DESIGNATION EXCLUDING THOSE WHOS NAME STARTS WITH ‘K’</text:span></text:p>
      <text:p text:style-name="P8"><text:span text:style-name="T2">select max(sal) from emp where ename not like ‘K%’group by desginaton ;</text:span></text:p>
      <text:p text:style-name="P2"><text:span text:style-name="T2">19.WAQTD NUMBER OF EMPLOYEES REPORTING TO 7839 IN EACH DEPT</text:span></text:p>
      <text:p text:style-name="P9"><text:span text:style-name="T2">se</text:span><text:span text:style-name="T6">lect count(*) from emp where mgr =7839 group by deptno;</text:span></text:p>
      <text:p text:style-name="P2"><text:span text:style-name="T2">20.WAQTD NUMBER OF EMPLOYEE NAMES STARTING WITH AN VOWEL IN EACH DEPARTMENT </text:span></text:p>
      <text:p text:style-name="P9"><text:span text:style-name="T2">se</text:span><text:span text:style-name="T6">lect count(*) from emp where ename like ‘</text:span><text:span text:style-name="T7">a%’ or ename like ‘e%’or ename like ‘o%’ or ename like ‘i%’or ename like ‘u%’</text:span><text:span text:style-name="T6"> group by deptno ;</text:span></text:p>
      <text:p text:style-name="P1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xith SN</meta:initial-creator>
    <meta:editing-cycles>11</meta:editing-cycles>
    <meta:creation-date>2018-01-27T04:48:00</meta:creation-date>
    <dc:date>2020-05-23T16:57:42.783457838</dc:date>
    <meta:editing-duration>PT19M11S</meta:editing-duration>
    <meta:generator>LibreOffice/6.0.7.3$Linux_X86_64 LibreOffice_project/00m0$Build-3</meta:generator>
    <meta:document-statistic meta:table-count="0" meta:image-count="0" meta:object-count="0" meta:page-count="3" meta:paragraph-count="44" meta:word-count="613" meta:character-count="3584" meta:non-whitespace-character-count="29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